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7.88pt" svg:height="368.19pt" svg:x="454.25pt" svg:y="119.71pt">
            <loext:p draw:notify-on-update-of-ranges="Sheet1.B6:Sheet1.B6 Sheet1.B7:Sheet1.B18 Sheet1.D6:Sheet1.D6 Sheet1.D7:Sheet1.D18 Sheet1.B6:Sheet1.B6 Sheet1.B7:Sheet1.B18 Sheet1.F6:Sheet1.F6 Sheet1.F7:Sheet1.F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cut=1E-12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em [kb]</text:p>
          </table:table-cell>
          <table:table-cell office:value-type="string" calcext:value-type="string">
            <text:p>mem [Gb]</text:p>
          </table:table-cell>
          <table:table-cell office:value-type="string" calcext:value-type="string">
            <text:p>time [days]</text:p>
          </table:table-cell>
          <table:table-cell office:value-type="string" calcext:value-type="string">
            <text:p>time [h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652" calcext:value-type="float">
            <text:p>21652</text:p>
          </table:table-cell>
          <table:table-cell table:formula="of:=[.C7]/1024/1024" office:value-type="float" office:value="0.0206489562988281" calcext:value-type="float">
            <text:p>0.0206489563</text:p>
          </table:table-cell>
          <table:table-cell office:value-type="float" office:value="0" calcext:value-type="float">
            <text:p>0</text:p>
          </table:table-cell>
          <table:table-cell table:formula="of:=[.E7]*2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1652" calcext:value-type="float">
            <text:p>21652</text:p>
          </table:table-cell>
          <table:table-cell table:formula="of:=[.C8]/1024/1024" office:value-type="float" office:value="0.0206489562988281" calcext:value-type="float">
            <text:p>0.0206489563</text:p>
          </table:table-cell>
          <table:table-cell office:value-type="float" office:value="0" calcext:value-type="float">
            <text:p>0</text:p>
          </table:table-cell>
          <table:table-cell table:formula="of:=[.E8]*2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06496" calcext:value-type="float">
            <text:p>306496</text:p>
          </table:table-cell>
          <table:table-cell table:formula="of:=[.C9]/1024/1024" office:value-type="float" office:value="0.29229736328125" calcext:value-type="float">
            <text:p>0.2922973633</text:p>
          </table:table-cell>
          <table:table-cell office:value-type="float" office:value="0.000115740740740741" calcext:value-type="float">
            <text:p>0.0001157407</text:p>
          </table:table-cell>
          <table:table-cell table:formula="of:=[.E9]*24" office:value-type="float" office:value="0.00277777777777778" calcext:value-type="float">
            <text:p>0.00277777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44004" calcext:value-type="float">
            <text:p>344004</text:p>
          </table:table-cell>
          <table:table-cell table:formula="of:=[.C10]/1024/1024" office:value-type="float" office:value="0.328067779541016" calcext:value-type="float">
            <text:p>0.3280677795</text:p>
          </table:table-cell>
          <table:table-cell office:value-type="float" office:value="0.000578703703703704" calcext:value-type="float">
            <text:p>0.0005787037</text:p>
          </table:table-cell>
          <table:table-cell table:formula="of:=[.E10]*24" office:value-type="float" office:value="0.0138888888888889" calcext:value-type="float">
            <text:p>0.013888888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6340" calcext:value-type="float">
            <text:p>206340</text:p>
          </table:table-cell>
          <table:table-cell table:formula="of:=[.C11]/1024/1024" office:value-type="float" office:value="0.196781158447266" calcext:value-type="float">
            <text:p>0.1967811584</text:p>
          </table:table-cell>
          <table:table-cell office:value-type="float" office:value="0.00175925925925926" calcext:value-type="float">
            <text:p>0.0017592593</text:p>
          </table:table-cell>
          <table:table-cell table:formula="of:=[.E11]*24" office:value-type="float" office:value="0.0422222222222222" calcext:value-type="float">
            <text:p>0.042222222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26744" calcext:value-type="float">
            <text:p>326744</text:p>
          </table:table-cell>
          <table:table-cell table:formula="of:=[.C12]/1024/1024" office:value-type="float" office:value="0.311607360839844" calcext:value-type="float">
            <text:p>0.3116073608</text:p>
          </table:table-cell>
          <table:table-cell office:value-type="float" office:value="0.00430555555555556" calcext:value-type="float">
            <text:p>0.0043055556</text:p>
          </table:table-cell>
          <table:table-cell table:formula="of:=[.E12]*24" office:value-type="float" office:value="0.103333333333333" calcext:value-type="float">
            <text:p>0.103333333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86908" calcext:value-type="float">
            <text:p>486908</text:p>
          </table:table-cell>
          <table:table-cell table:formula="of:=[.C13]/1024/1024" office:value-type="float" office:value="0.464351654052734" calcext:value-type="float">
            <text:p>0.4643516541</text:p>
          </table:table-cell>
          <table:table-cell office:value-type="float" office:value="0.00696759259259259" calcext:value-type="float">
            <text:p>0.0069675926</text:p>
          </table:table-cell>
          <table:table-cell table:formula="of:=[.E13]*24" office:value-type="float" office:value="0.167222222222222" calcext:value-type="float">
            <text:p>0.167222222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34520" calcext:value-type="float">
            <text:p>634520</text:p>
          </table:table-cell>
          <table:table-cell table:formula="of:=[.C14]/1024/1024" office:value-type="float" office:value="0.605125427246094" calcext:value-type="float">
            <text:p>0.6051254272</text:p>
          </table:table-cell>
          <table:table-cell office:value-type="float" office:value="0.0127546296296296" calcext:value-type="float">
            <text:p>0.0127546296</text:p>
          </table:table-cell>
          <table:table-cell table:formula="of:=[.E14]*24" office:value-type="float" office:value="0.306111111111111" calcext:value-type="float">
            <text:p>0.306111111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898144" calcext:value-type="float">
            <text:p>898144</text:p>
          </table:table-cell>
          <table:table-cell table:formula="of:=[.C15]/1024/1024" office:value-type="float" office:value="0.856536865234375" calcext:value-type="float">
            <text:p>0.8565368652</text:p>
          </table:table-cell>
          <table:table-cell office:value-type="float" office:value="0.0211689814814815" calcext:value-type="float">
            <text:p>0.0211689815</text:p>
          </table:table-cell>
          <table:table-cell table:formula="of:=[.E15]*24" office:value-type="float" office:value="0.508055555555556" calcext:value-type="float">
            <text:p>0.508055555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61476" calcext:value-type="float">
            <text:p>1161476</text:p>
          </table:table-cell>
          <table:table-cell table:formula="of:=[.C16]/1024/1024" office:value-type="float" office:value="1.10766983032227" calcext:value-type="float">
            <text:p>1.1076698303</text:p>
          </table:table-cell>
          <table:table-cell office:value-type="float" office:value="0.0323263888888889" calcext:value-type="float">
            <text:p>0.0323263889</text:p>
          </table:table-cell>
          <table:table-cell table:formula="of:=[.E16]*24" office:value-type="float" office:value="0.775833333333333" calcext:value-type="float">
            <text:p>0.775833333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377728" calcext:value-type="float">
            <text:p>1377728</text:p>
          </table:table-cell>
          <table:table-cell table:formula="of:=[.C17]/1024/1024" office:value-type="float" office:value="1.31390380859375" calcext:value-type="float">
            <text:p>1.3139038086</text:p>
          </table:table-cell>
          <table:table-cell office:value-type="float" office:value="0.0448611111111111" calcext:value-type="float">
            <text:p>0.0448611111</text:p>
          </table:table-cell>
          <table:table-cell table:formula="of:=[.E17]*24" office:value-type="float" office:value="1.07666666666667" calcext:value-type="float">
            <text:p>1.076666666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457000" calcext:value-type="float">
            <text:p>1457000</text:p>
          </table:table-cell>
          <table:table-cell table:formula="of:=[.C18]/1024/1024" office:value-type="float" office:value="1.38950347900391" calcext:value-type="float">
            <text:p>1.389503479</text:p>
          </table:table-cell>
          <table:table-cell office:value-type="float" office:value="0.0559606481481482" calcext:value-type="float">
            <text:p>0.0559606481</text:p>
          </table:table-cell>
          <table:table-cell table:formula="of:=[.E18]*24" office:value-type="float" office:value="1.34305555555556" calcext:value-type="float">
            <text:p>1.34305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1:30:17.501461900</meta:creation-date>
    <dc:date>2020-09-01T11:44:47.688813017</dc:date>
    <meta:editing-duration>PT14M31S</meta:editing-duration>
    <meta:editing-cycles>1</meta:editing-cycles>
    <meta:document-statistic meta:table-count="1" meta:cell-count="6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29cm" svg:height="12.99cm" xlink:href=".." xlink:type="simple" chart:class="chart:scatter" chart:style-name="ch1">
        <chart:title svg:x="4.355cm" svg:y="0.395cm" chart:style-name="ch2">
          <text:p>Hubbard model (only DMRG, Ecut=1E-12, t=1, U=1) </text:p>
        </chart:title>
        <chart:legend svg:x="15.487cm" svg:y="7.59cm" style:legend-expansion="custom" chartooo:width="2.669cm" chartooo:height="1.096cm" style:legend-expansion-aspect-ratio="2.43521897810219" chart:style-name="ch3"/>
        <chart:plot-area chart:style-name="ch4" table:cell-range-address="Sheet1.B6:Sheet1.B18 Sheet1.D6:Sheet1.D18 Sheet1.F6:Sheet1.F18" chart:data-source-has-labels="row" svg:x="0.386cm" svg:y="1.433cm" svg:width="18.557cm" svg:height="10.317cm">
          <chartooo:coordinate-region svg:x="1.113cm" svg:y="1.632cm" svg:width="17.644cm" svg:height="9.471cm"/>
          <chart:axis chart:dimension="x" chart:name="primary-x" chart:style-name="ch5">
            <chart:title svg:x="9.514cm" svg:y="12.009cm" chart:style-name="ch6">
              <text:p>L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D7:Sheet1.D18" chart:label-cell-address="Sheet1.D6:Sheet1.D6" chart:class="chart:scatter">
            <chart:domain table:cell-range-address="Sheet1.B7:Sheet1.B18"/>
            <chart:data-point chart:repeated="12"/>
          </chart:series>
          <chart:series chart:style-name="ch9" chart:values-cell-range-address="Sheet1.F7:Sheet1.F18" chart:label-cell-address="Sheet1.F6:Sheet1.F6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 [Gb]</text:p>
                <draw:g>
                  <svg:desc>Sheet1.D6:Sheet1.D6</svg:desc>
                </draw:g>
              </table:table-cell>
              <table:table-cell office:value-type="string">
                <text:p>time [h]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7:Sheet1.B18</svg:desc>
                </draw:g>
              </table:table-cell>
              <table:table-cell office:value-type="float" office:value="0.0206489562988281">
                <text:p>0.0206489562988281</text:p>
                <draw:g>
                  <svg:desc>Sheet1.D7:Sheet1.D18</svg:desc>
                </draw:g>
              </table:table-cell>
              <table:table-cell office:value-type="float" office:value="0">
                <text:p>0</text:p>
                <draw:g>
                  <svg:desc>Sheet1.F7:Sheet1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206489562988281">
                <text:p>0.0206489562988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29229736328125">
                <text:p>0.29229736328125</text:p>
              </table:table-cell>
              <table:table-cell office:value-type="float" office:value="0.00277777777777778">
                <text:p>0.002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328067779541016">
                <text:p>0.328067779541016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196781158447266">
                <text:p>0.196781158447266</text:p>
              </table:table-cell>
              <table:table-cell office:value-type="float" office:value="0.0422222222222222">
                <text:p>0.0422222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0.311607360839844">
                <text:p>0.311607360839844</text:p>
              </table:table-cell>
              <table:table-cell office:value-type="float" office:value="0.103333333333333">
                <text:p>0.10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0.464351654052734">
                <text:p>0.464351654052734</text:p>
              </table:table-cell>
              <table:table-cell office:value-type="float" office:value="0.167222222222222">
                <text:p>0.16722222222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0.605125427246094">
                <text:p>0.605125427246094</text:p>
              </table:table-cell>
              <table:table-cell office:value-type="float" office:value="0.306111111111111">
                <text:p>0.306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0.856536865234375">
                <text:p>0.856536865234375</text:p>
              </table:table-cell>
              <table:table-cell office:value-type="float" office:value="0.508055555555556">
                <text:p>0.5080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.10766983032227">
                <text:p>1.10766983032227</text:p>
              </table:table-cell>
              <table:table-cell office:value-type="float" office:value="0.775833333333333">
                <text:p>0.7758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1.31390380859375">
                <text:p>1.31390380859375</text:p>
              </table:table-cell>
              <table:table-cell office:value-type="float" office:value="1.07666666666667">
                <text:p>1.07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1.38950347900391">
                <text:p>1.38950347900391</text:p>
              </table:table-cell>
              <table:table-cell office:value-type="float" office:value="1.34305555555556">
                <text:p>1.343055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